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5.4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nicht verraucht</text:p>
          </table:table-cell>
          <table:table-cell office:value-type="string" calcext:value-type="string">
            <text:p>leicht verraucht</text:p>
          </table:table-cell>
          <table:table-cell office:value-type="string" calcext:value-type="string">
            <text:p>verraucht</text:p>
          </table:table-cell>
          <table:table-cell office:value-type="string" calcext:value-type="string">
            <text:p>verschmiert</text:p>
          </table:table-cell>
          <table:table-cell office:value-type="string" calcext:value-type="string">
            <text:p>anmerkung</text:p>
          </table:table-cell>
          <table:table-cell office:value-type="string" calcext:value-type="string">
            <text:p>nicht verwendet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1045" calcext:value-type="float">
            <text:p>104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2" office:value-type="float" office:value="3144" calcext:value-type="float">
            <text:p>3144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rausziehe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4778" calcext:value-type="float">
            <text:p>4778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086" calcext:value-type="float">
            <text:p>608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109" calcext:value-type="float">
            <text:p>610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198" calcext:value-type="float">
            <text:p>619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204" calcext:value-type="float">
            <text:p>6204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248" calcext:value-type="float">
            <text:p>624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277" calcext:value-type="float">
            <text:p>627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291" calcext:value-type="float">
            <text:p>629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302" calcext:value-type="float">
            <text:p>630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320" calcext:value-type="float">
            <text:p>632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327" calcext:value-type="float">
            <text:p>6327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432" calcext:value-type="float">
            <text:p>643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437" calcext:value-type="float">
            <text:p>6437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854" calcext:value-type="float">
            <text:p>685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858" calcext:value-type="float">
            <text:p>6858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701" calcext:value-type="float">
            <text:p>770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705" calcext:value-type="float">
            <text:p>770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131" calcext:value-type="float">
            <text:p>813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" office:value-type="float" office:value="8178" calcext:value-type="float">
            <text:p>8178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2" office:value-type="float" office:value="9568" calcext:value-type="float">
            <text:p>956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" office:value-type="float" office:value="9571" calcext:value-type="float">
            <text:p>9571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2" office:value-type="float" office:value="9660" calcext:value-type="float">
            <text:p>966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694" calcext:value-type="float">
            <text:p>9694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749" calcext:value-type="float">
            <text:p>974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789" calcext:value-type="float">
            <text:p>9789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037" calcext:value-type="float">
            <text:p>1003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0057" calcext:value-type="float">
            <text:p>1005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0060" calcext:value-type="float">
            <text:p>1006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0065" calcext:value-type="float">
            <text:p>1006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005" calcext:value-type="float">
            <text:p>1100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038" calcext:value-type="float">
            <text:p>11038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528" calcext:value-type="float">
            <text:p>1152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564" calcext:value-type="float">
            <text:p>11564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582" calcext:value-type="float">
            <text:p>1158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585" calcext:value-type="float">
            <text:p>1158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101" calcext:value-type="float">
            <text:p>1210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2127" calcext:value-type="float">
            <text:p>12127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775" calcext:value-type="float">
            <text:p>1277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2800" calcext:value-type="float">
            <text:p>1280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811" calcext:value-type="float">
            <text:p>1281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2814" calcext:value-type="float">
            <text:p>1281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822" calcext:value-type="float">
            <text:p>1282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2838" calcext:value-type="float">
            <text:p>12838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952" calcext:value-type="float">
            <text:p>1295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2994" calcext:value-type="float">
            <text:p>1299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998" calcext:value-type="float">
            <text:p>1299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3006" calcext:value-type="float">
            <text:p>1300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3018" calcext:value-type="float">
            <text:p>1301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3027" calcext:value-type="float">
            <text:p>13027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219" calcext:value-type="float">
            <text:p>1321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3234" calcext:value-type="float">
            <text:p>1323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3242" calcext:value-type="float">
            <text:p>1324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3255" calcext:value-type="float">
            <text:p>1325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262" calcext:value-type="float">
            <text:p>1326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3265" calcext:value-type="float">
            <text:p>1326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917" calcext:value-type="float">
            <text:p>1391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3963" calcext:value-type="float">
            <text:p>13963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5568" calcext:value-type="float">
            <text:p>1556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5575" calcext:value-type="float">
            <text:p>1557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028" calcext:value-type="float">
            <text:p>1602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6054" calcext:value-type="float">
            <text:p>16054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060" calcext:value-type="float">
            <text:p>1606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6064" calcext:value-type="float">
            <text:p>16064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345" calcext:value-type="float">
            <text:p>1634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6375" calcext:value-type="float">
            <text:p>1637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1708" calcext:value-type="float">
            <text:p>2170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1742" calcext:value-type="float">
            <text:p>2174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1782" calcext:value-type="float">
            <text:p>2178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1839" calcext:value-type="float">
            <text:p>21839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1867" calcext:value-type="float">
            <text:p>2186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2083" calcext:value-type="float">
            <text:p>2208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2105" calcext:value-type="float">
            <text:p>2210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2468" calcext:value-type="float">
            <text:p>2246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2476" calcext:value-type="float">
            <text:p>2247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2529" calcext:value-type="float">
            <text:p>2252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2533" calcext:value-type="float">
            <text:p>2253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2557" calcext:value-type="float">
            <text:p>22557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eicht verschmiert</text:p>
          </table:table-cell>
          <table:table-cell/>
        </table:table-row>
        <table:table-row table:style-name="ro1">
          <table:table-cell office:value-type="float" office:value="22680" calcext:value-type="float">
            <text:p>2268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eicht verschmiert</text:p>
          </table:table-cell>
          <table:table-cell/>
        </table:table-row>
        <table:table-row table:style-name="ro1">
          <table:table-cell office:value-type="float" office:value="22784" calcext:value-type="float">
            <text:p>22784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eicht verschmiert</text:p>
          </table:table-cell>
          <table:table-cell/>
        </table:table-row>
        <table:table-row table:style-name="ro1">
          <table:table-cell office:value-type="float" office:value="22830" calcext:value-type="float">
            <text:p>2283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eicht verschmiert</text:p>
          </table:table-cell>
          <table:table-cell/>
        </table:table-row>
        <table:table-row table:style-name="ro1">
          <table:table-cell office:value-type="float" office:value="22875" calcext:value-type="float">
            <text:p>22875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eicht verschmiert</text:p>
          </table:table-cell>
          <table:table-cell/>
        </table:table-row>
        <table:table-row table:style-name="ro1">
          <table:table-cell office:value-type="float" office:value="22913" calcext:value-type="float">
            <text:p>22913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eicht verschmiert</text:p>
          </table:table-cell>
          <table:table-cell/>
        </table:table-row>
        <table:table-row table:style-name="ro1">
          <table:table-cell office:value-type="float" office:value="22936" calcext:value-type="float">
            <text:p>22936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eicht verschmiert</text:p>
          </table:table-cell>
          <table:table-cell/>
        </table:table-row>
        <table:table-row table:style-name="ro1">
          <table:table-cell office:value-type="float" office:value="23152" calcext:value-type="float">
            <text:p>2315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3201" calcext:value-type="float">
            <text:p>2320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3530" calcext:value-type="float">
            <text:p>2353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eicht verschmiert</text:p>
          </table:table-cell>
          <table:table-cell/>
        </table:table-row>
        <table:table-row table:style-name="ro1">
          <table:table-cell office:value-type="float" office:value="23620" calcext:value-type="float">
            <text:p>2362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3642" calcext:value-type="float">
            <text:p>2364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3717" calcext:value-type="float">
            <text:p>23717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eicht verschmiert</text:p>
          </table:table-cell>
          <table:table-cell/>
        </table:table-row>
        <table:table-row table:style-name="ro1">
          <table:table-cell office:value-type="float" office:value="23842" calcext:value-type="float">
            <text:p>23842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eicht verschmiert</text:p>
          </table:table-cell>
          <table:table-cell/>
        </table:table-row>
        <table:table-row table:style-name="ro1">
          <table:table-cell office:value-type="float" office:value="23929" calcext:value-type="float">
            <text:p>23929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eicht verschmiert</text:p>
          </table:table-cell>
          <table:table-cell/>
        </table:table-row>
        <table:table-row table:style-name="ro1">
          <table:table-cell office:value-type="float" office:value="24779" calcext:value-type="float">
            <text:p>24779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rausziehe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5256" calcext:value-type="float">
            <text:p>2525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5542" calcext:value-type="float">
            <text:p>2554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5587" calcext:value-type="float">
            <text:p>2558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5798" calcext:value-type="float">
            <text:p>25798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5833" calcext:value-type="float">
            <text:p>2583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5839" calcext:value-type="float">
            <text:p>2583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5911" calcext:value-type="float">
            <text:p>2591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5944" calcext:value-type="float">
            <text:p>2594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5982" calcext:value-type="float">
            <text:p>2598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6003" calcext:value-type="float">
            <text:p>2600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008" calcext:value-type="float">
            <text:p>2600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6029" calcext:value-type="float">
            <text:p>2602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090" calcext:value-type="float">
            <text:p>2609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6105" calcext:value-type="float">
            <text:p>2610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183" calcext:value-type="float">
            <text:p>2618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6222" calcext:value-type="float">
            <text:p>2622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258" calcext:value-type="float">
            <text:p>2625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6263" calcext:value-type="float">
            <text:p>2626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291" calcext:value-type="float">
            <text:p>2629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6341" calcext:value-type="float">
            <text:p>2634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490" calcext:value-type="float">
            <text:p>2649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6571" calcext:value-type="float">
            <text:p>2657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686" calcext:value-type="float">
            <text:p>2668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6986" calcext:value-type="float">
            <text:p>26986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7412" calcext:value-type="float">
            <text:p>2741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7452" calcext:value-type="float">
            <text:p>2745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7497" calcext:value-type="float">
            <text:p>2749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7510" calcext:value-type="float">
            <text:p>2751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7527" calcext:value-type="float">
            <text:p>27527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verschmiert</text:p>
          </table:table-cell>
          <table:table-cell/>
        </table:table-row>
        <table:table-row table:style-name="ro1">
          <table:table-cell office:value-type="float" office:value="27672" calcext:value-type="float">
            <text:p>27672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erschmiert</text:p>
          </table:table-cell>
          <table:table-cell/>
        </table:table-row>
        <table:table-row table:style-name="ro1">
          <table:table-cell office:value-type="float" office:value="27756" calcext:value-type="float">
            <text:p>27756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verschmiert</text:p>
          </table:table-cell>
          <table:table-cell/>
        </table:table-row>
        <table:table-row table:style-name="ro1">
          <table:table-cell office:value-type="float" office:value="27878" calcext:value-type="float">
            <text:p>27878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erschmiert</text:p>
          </table:table-cell>
          <table:table-cell/>
        </table:table-row>
        <table:table-row table:style-name="ro1">
          <table:table-cell office:value-type="float" office:value="28082" calcext:value-type="float">
            <text:p>28082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verschmiert</text:p>
          </table:table-cell>
          <table:table-cell/>
        </table:table-row>
        <table:table-row table:style-name="ro1">
          <table:table-cell office:value-type="float" office:value="28155" calcext:value-type="float">
            <text:p>28155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erschmiert</text:p>
          </table:table-cell>
          <table:table-cell/>
        </table:table-row>
        <table:table-row table:style-name="ro1">
          <table:table-cell office:value-type="float" office:value="28218" calcext:value-type="float">
            <text:p>2821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verschmiert</text:p>
          </table:table-cell>
          <table:table-cell/>
        </table:table-row>
        <table:table-row table:style-name="ro1">
          <table:table-cell office:value-type="float" office:value="28346" calcext:value-type="float">
            <text:p>28346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verschmiert</text:p>
          </table:table-cell>
          <table:table-cell/>
        </table:table-row>
        <table:table-row table:style-name="ro1">
          <table:table-cell office:value-type="float" office:value="28361" calcext:value-type="float">
            <text:p>28361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verschmiert</text:p>
          </table:table-cell>
          <table:table-cell/>
        </table:table-row>
        <table:table-row table:style-name="ro1">
          <table:table-cell office:value-type="float" office:value="28464" calcext:value-type="float">
            <text:p>28464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verschmiert</text:p>
          </table:table-cell>
          <table:table-cell/>
        </table:table-row>
        <table:table-row table:style-name="ro1">
          <table:table-cell office:value-type="float" office:value="28509" calcext:value-type="float">
            <text:p>28509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verschmiert</text:p>
          </table:table-cell>
          <table:table-cell/>
        </table:table-row>
        <table:table-row table:style-name="ro1">
          <table:table-cell office:value-type="float" office:value="28524" calcext:value-type="float">
            <text:p>28524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8700" calcext:value-type="float">
            <text:p>2870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8705" calcext:value-type="float">
            <text:p>2870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8717" calcext:value-type="float">
            <text:p>2871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8730" calcext:value-type="float">
            <text:p>2873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8734" calcext:value-type="float">
            <text:p>28734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unst + verschmiert</text:p>
          </table:table-cell>
          <table:table-cell/>
        </table:table-row>
        <table:table-row table:style-name="ro1">
          <table:table-cell office:value-type="float" office:value="28740" calcext:value-type="float">
            <text:p>2874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8744" calcext:value-type="float">
            <text:p>28744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unst + verschmiert</text:p>
          </table:table-cell>
          <table:table-cell/>
        </table:table-row>
        <table:table-row table:style-name="ro1">
          <table:table-cell office:value-type="float" office:value="28748" calcext:value-type="float">
            <text:p>2874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8752" calcext:value-type="float">
            <text:p>28752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unst + verschmiert</text:p>
          </table:table-cell>
          <table:table-cell/>
        </table:table-row>
        <table:table-row table:style-name="ro1">
          <table:table-cell office:value-type="float" office:value="28773" calcext:value-type="float">
            <text:p>2877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8795" calcext:value-type="float">
            <text:p>28795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unst + verschmiert</text:p>
          </table:table-cell>
          <table:table-cell/>
        </table:table-row>
        <table:table-row table:style-name="ro1">
          <table:table-cell office:value-type="float" office:value="28808" calcext:value-type="float">
            <text:p>2880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8836" calcext:value-type="float">
            <text:p>28836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unst + verschmiert</text:p>
          </table:table-cell>
          <table:table-cell/>
        </table:table-row>
        <table:table-row table:style-name="ro1">
          <table:table-cell office:value-type="float" office:value="28855" calcext:value-type="float">
            <text:p>2885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8899" calcext:value-type="float">
            <text:p>28899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unst + verschmiert</text:p>
          </table:table-cell>
          <table:table-cell/>
        </table:table-row>
        <table:table-row table:style-name="ro1">
          <table:table-cell office:value-type="float" office:value="28916" calcext:value-type="float">
            <text:p>2891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8935" calcext:value-type="float">
            <text:p>28935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unst + verschmiert</text:p>
          </table:table-cell>
          <table:table-cell/>
        </table:table-row>
        <table:table-row table:style-name="ro1">
          <table:table-cell office:value-type="float" office:value="29018" calcext:value-type="float">
            <text:p>2901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9415" calcext:value-type="float">
            <text:p>29415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unst + verschmiert</text:p>
          </table:table-cell>
          <table:table-cell/>
        </table:table-row>
        <table:table-row table:style-name="ro1">
          <table:table-cell office:value-type="float" office:value="29595" calcext:value-type="float">
            <text:p>2959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9643" calcext:value-type="float">
            <text:p>29643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verschmiert</text:p>
          </table:table-cell>
          <table:table-cell/>
        </table:table-row>
        <table:table-row table:style-name="ro1">
          <table:table-cell office:value-type="float" office:value="29688" calcext:value-type="float">
            <text:p>2968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9848" calcext:value-type="float">
            <text:p>2984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verschmiert</text:p>
          </table:table-cell>
          <table:table-cell/>
        </table:table-row>
        <table:table-row table:style-name="ro1">
          <table:table-cell office:value-type="float" office:value="30216" calcext:value-type="float">
            <text:p>30216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verschmiert</text:p>
          </table:table-cell>
          <table:table-cell/>
        </table:table-row>
        <table:table-row table:style-name="ro1">
          <table:table-cell office:value-type="float" office:value="30732" calcext:value-type="float">
            <text:p>3073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0744" calcext:value-type="float">
            <text:p>3074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0790" calcext:value-type="float">
            <text:p>3079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0846" calcext:value-type="float">
            <text:p>3084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0859" calcext:value-type="float">
            <text:p>3085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0893" calcext:value-type="float">
            <text:p>3089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0960" calcext:value-type="float">
            <text:p>3096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0992" calcext:value-type="float">
            <text:p>3099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1216" calcext:value-type="float">
            <text:p>3121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1236" calcext:value-type="float">
            <text:p>3123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3614" calcext:value-type="float">
            <text:p>33614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Tüte Nahaufnahme rausziehe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7361" calcext:value-type="float">
            <text:p>37361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üte Nahaufnahme rausziehen</text:p>
          </table:table-cell>
          <table:table-cell/>
        </table:table-row>
        <table:table-row table:style-name="ro1">
          <table:table-cell office:value-type="float" office:value="38887" calcext:value-type="float">
            <text:p>38887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Gewebe von na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9710" calcext:value-type="float">
            <text:p>39710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eilweise verschmiert</text:p>
          </table:table-cell>
          <table:table-cell/>
        </table:table-row>
        <table:table-row table:style-name="ro1">
          <table:table-cell office:value-type="float" office:value="43109" calcext:value-type="float">
            <text:p>4310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3301" calcext:value-type="float">
            <text:p>4330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3322" calcext:value-type="float">
            <text:p>4332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3372" calcext:value-type="float">
            <text:p>4337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3832" calcext:value-type="float">
            <text:p>4383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3833" calcext:value-type="float">
            <text:p>43833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3853" calcext:value-type="float">
            <text:p>4385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3872" calcext:value-type="float">
            <text:p>4387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3885" calcext:value-type="float">
            <text:p>4388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3929" calcext:value-type="float">
            <text:p>43929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3954" calcext:value-type="float">
            <text:p>4395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3994" calcext:value-type="float">
            <text:p>43994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4072" calcext:value-type="float">
            <text:p>44072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unst + verschmiert</text:p>
          </table:table-cell>
          <table:table-cell/>
        </table:table-row>
        <table:table-row table:style-name="ro1">
          <table:table-cell office:value-type="float" office:value="44114" calcext:value-type="float">
            <text:p>44114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Dunst + verschmier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3:27:22.184201233</meta:creation-date>
    <dc:date>2022-11-24T14:42:21.774571318</dc:date>
    <meta:editing-duration>P1DT13H56M27S</meta:editing-duration>
    <meta:editing-cycles>1115</meta:editing-cycles>
    <meta:generator>LibreOffice/7.3.6.2$Linux_X86_64 LibreOffice_project/30$Build-2</meta:generator>
    <meta:document-statistic meta:table-count="1" meta:cell-count="435" meta:object-count="0"/>
  </office:meta>
</office:document-meta>
</file>